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ra Sans Book" svg:font-family="'Fedra Sans Book', Helvetica, Arial, sans-serif"/>
    <style:font-face style:name="Mangal1" svg:font-family="Manga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e362" officeooo:paragraph-rsid="0017e362"/>
    </style:style>
    <style:style style:name="P2" style:family="paragraph" style:parent-style-name="Heading_20_6">
      <style:paragraph-properties fo:margin-left="0in" fo:margin-right="0in" fo:margin-top="0in" fo:margin-bottom="0.052in" loext:contextual-spacing="false" fo:orphans="2" fo:widows="2" fo:text-indent="0in" style:auto-text-indent="false" fo:padding="0in" fo:border="none"/>
      <style:text-properties fo:font-variant="normal" fo:text-transform="none" fo:color="#555555" style:font-name="Fedra Sans Book" fo:letter-spacing="normal" fo:font-style="normal" fo:font-weight="normal"/>
    </style:style>
    <style:style style:name="P3" style:family="paragraph" style:parent-style-name="Heading_20_5">
      <style:paragraph-properties fo:margin-left="0in" fo:margin-right="0in" fo:margin-top="0in" fo:margin-bottom="0.1043in" loext:contextual-spacing="false" fo:orphans="2" fo:widows="2" fo:text-indent="0in" style:auto-text-indent="false" fo:padding="0in" fo:border="none"/>
      <style:text-properties fo:font-variant="normal" fo:text-transform="none" fo:color="#ef2d24" style:font-name="Fedra Sans Book" fo:letter-spacing="normal" fo:font-style="normal" fo:font-weight="normal"/>
    </style:style>
    <style:style style:name="P4" style:family="paragraph" style:parent-style-name="Heading_20_2">
      <style:text-properties fo:text-transform="uppercase" fo:color="#53534a" style:font-name="Fedra Sans Book" fo:letter-spacing="normal" fo:font-style="normal" fo:font-weight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53534a" fo:letter-spacing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53534a" style:font-name="Fedra Sans Book" fo:font-size="9pt" fo:letter-spacing="normal" fo:font-style="normal" fo:font-weight="normal"/>
    </style:style>
    <style:style style:name="T1" style:family="text">
      <style:text-properties style:font-name="inherit" fo:font-style="italic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BETWEEN III</text:h>
      <text:h text:style-name="P3" text:outline-level="5">August 25 - September 25, 2016<text:line-break/>Opening Reception: August 25, 2016, 7:30PM</text:h>
      <text:h text:style-name="P2" text:outline-level="6">Works by: Timothy Brown, Brit Burch, Albyn Carias, Stephanie Fernandez, Cameron Flamand, Steph Foley, Jessie Fosty, Jill Gervais, Colleen Granger, Mao Guolixuan, Franchesca Hebert-Spence, Jason Hryciuk, Alexis Ironside, Jimmie Kilpatrick, Viktória Marczisák, Jenna McDonald, Amber McKenzie-Cochrane, Kathy Metelski, Lori Ore, Curt Shoultz, Sarah Usick, Teegan Walker</text:h>
      <text:h text:style-name="P2" text:outline-level="6">Co-curated by Natalia Lebedinskaia, Jimmie Kilpatrick, and Timothy Brown</text:h>
      <text:p text:style-name="P5"> </text:p>
      <text:p text:style-name="P6"><text:span text:style-name="T1">Between III</text:span> will introduce a selection of works by advanced and graduating students from the Brandon University’s Visual and Aboriginal Arts Department. Co-organized by the Glen P. Sutherland Gallery of Art and the Art Gallery of Southwestern Manitoba, Between is a bi-annual platform which bridges the student experience from the academic into the professional context. This year’s exhibition will include works in a variety of media - including printmaking, sculpture, painting, drawing, and video - as twenty-two artists explore overlapping themes of identity, language, and consumer culture. <text:span text:style-name="T1">Between III</text:span> continues to bring together diverse works that demonstrate the versatility and strength of the Brandon University’s Visual and Aboriginal Arts Department, while promoting emerging artists within the local arts community. </text:p>
      <text:p text:style-name="Standard"/>
      <text:p text:style-name="Standard"/>
      <text:p text:style-name="P1"><text:a xlink:type="simple" xlink:href="http://agsm.ca/archives/main-gallery-2016/88-in-the-main-gallery" text:style-name="Internet_20_link" text:visited-style-name="Visited_20_Internet_20_Link">http://agsm.ca/archives/main-gallery-2016/88-in-the-main-gallery</text:a></text:p>
      <text:p text:style-name="P1"/>
      <text:p text:style-name="P1"/>
      <text:p text:style-name="P1"/>
      <text:p text:style-name="P1">http://www.brandonsun.com/community/for-your-entertainment-student-artists-get-taste-of-the-big-show-392891851.html?viewAllComments=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ra Sans Book" svg:font-family="'Fedra Sans Book', Helvetica, Arial, sans-serif"/>
    <style:font-face style:name="Mangal1" svg:font-family="Manga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4:58:54.948000000</meta:creation-date>
    <dc:date>2016-11-19T15:39:19.683000000</dc:date>
    <meta:editing-duration>PT22M51S</meta:editing-duration>
    <meta:editing-cycles>1</meta:editing-cycles>
    <meta:document-statistic meta:table-count="0" meta:image-count="0" meta:object-count="0" meta:page-count="1" meta:paragraph-count="8" meta:word-count="190" meta:character-count="1549" meta:non-whitespace-character-count="1364"/>
    <meta:generator>LibreOffice/4.3.5.2$Windows_x86 LibreOffice_project/3a87456aaa6a95c63eea1c1b3201acedf0751bd5</meta:generator>
  </office:meta>
</office:document-meta>
</file>